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2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6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6.11.21, 03:28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Teilweise falsche Informa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138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1 Kommentare 514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43</text:p>
          </table:table-cell>
          <table:table-cell table:number-columns-repeated="6"/>
        </table:table-row>
        <table:table-row table:style-name="ro1">
          <table:table-cell table:formula="of:=SUM([.A38:.A100000])" office:value-type="float" office:value="43" calcext:value-type="float">
            <text:p>43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Manuel Jeffers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. Juli 2020 um 11:50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tte mehr davon!!!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Teilweise falsche Informationen. Von unabhängigen Faktenprüfern überprüft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Grund anseh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14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ristoph Tig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tten die regierung schließt ganz plötzlich seine praxis weil die Vorschriften nicht eingehalt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Bin voll seiner meinung das ist einfach nur idi.tisch das ganz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 Theresia Primu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utig und vorbildlich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manuel.jefferson/posts/478970261772263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2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tte mehr davon!!!😊😊😊 - Manuel Jefferso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rina Brin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sserdem in Deutschland laut Telefon Vorwahl und Postleitzah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ria Liv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 R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ologische Zahnheilkunde ist sein Fachbere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 Schön, dass es solche Ärzte gib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gmar Mon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im Zahnarzt wäre ein Mundschutz ja kontraproduktiv,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ein Blödsi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Osterta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 Mundschutz beim Zahnarzt macht Null Sinn... Zumindest beim Patienten... Im Sprechzimm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s er sowieso ab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ke Ingri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shalb ist der trotzdem im wartezimmer vorgeschrieben.. nur auf dem behandlungsstuhl darf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 abgenommen we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Osterta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ke Ingr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i uns sitzen sie meist alleine im Wartezimmer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bke Bec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 wird leider jetzt auf seiner Seite schlecht bewertet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 Malcharczy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Malcharczyk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manuel.jefferson/posts/478970261772263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2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tte mehr davon!!!😊😊😊 - Manuel Jefferson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manuel.jefferson/posts/478970261772263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5" calcext:value-type="float">
            <text:p>5</text:p>
          </table:table-cell>
          <table:table-cell table:style-name="ce7" table:formula="of:=COUNTIF([.D$1:.D$1048576];&quot;X&quot;)" office:value-type="float" office:value="1" calcext:value-type="float">
            <text:p>1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5" calcext:value-type="float">
            <text:p>5</text:p>
          </table:table-cell>
          <table:table-cell table:formula="of:=COUNTIF([.G$1:.G$1048576];&quot;X&quot;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202];[.D202];[.F202])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837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.00.0000</text:date>, <text:time style:data-style-name="N2" text:time-value="04:50:03.473406375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7T04:55:08.293309203</dc:date>
    <meta:editing-duration>PT2M43S</meta:editing-duration>
    <meta:editing-cycles>2</meta:editing-cycles>
    <meta:document-statistic meta:table-count="1" meta:cell-count="140" meta:object-count="0"/>
  </office:meta>
</office:document-meta>
</file>